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10.16cm" svg:stroke-color="#ff0000" draw:marker-start-width="15.439cm" draw:marker-end-width="15.439cm" draw:fill="none" draw:textarea-vertical-align="middle" fo:padding-top="5.204cm" fo:padding-bottom="5.204cm" fo:padding-left="5.329cm" fo:padding-right="5.3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62cm" svg:y1="40.64cm" svg:x2="73.66cm" svg:y2="40.64cm">
          <text:p/>
        </draw:line>
        <draw:line draw:style-name="gr1" draw:text-style-name="P1" draw:layer="layout" svg:x1="40.64cm" svg:y1="73.66cm" svg:x2="40.64cm" svg:y2="7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1.28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6T14:44:16.589961827</dc:date>
    <meta:editing-duration>P1DT56M19S</meta:editing-duration>
    <meta:editing-cycles>24</meta:editing-cycles>
    <meta:generator>LibreOffice/6.0.5.2$MacOSX_X86_64 LibreOffice_project/54c8cbb85f300ac59db32fe8a675ff7683cd5a16</meta:generator>
    <meta:document-statistic meta:object-count="2"/>
  </office:meta>
</office:document-meta>
</file>